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Con todo lo que has afinado —la claridad conceptual, la separación estricta entre lo observable y lo que solo insinuamos, la preparación para el modelo lógico sin revelarlo aún— ya podemos construir un texto sólido, evocador y biológico que siente las bases para lo que vendrá después.</text:p>
      <text:p text:style-name="Text_20_body">Aquí tienes un capítulo de unas 1500 palabras, siguiendo exactamente tu estructura y tus indicaciones, y manteniendo el tono reflexivo que venimos desarrollando.</text:p>
      <text:p text:style-name="Horizontal_20_Line"/>
      <text:h text:style-name="Heading_20_1" text:outline-level="1"><text:span text:style-name="Strong_20_Emphasis">Los individuos: la vida hecha forma</text:span></text:h>
      <text:h text:style-name="Heading_20_2" text:outline-level="2"><text:span text:style-name="Strong_20_Emphasis">Qué significa la palabra individuo</text:span></text:h>
      <text:p text:style-name="Text_20_body">La palabra <text:span text:style-name="Emphasis">individuo</text:span> proviene del latín <text:span text:style-name="Emphasis">individuus</text:span>, que significa “lo indivisible”, aquello que no puede fragmentarse sin dejar de ser lo que es. En su sentido más básico, un individuo es una unidad completa, un ser que se presenta como una totalidad. No es una parte de otro organismo, ni un fragmento de un cuerpo mayor, sino una entidad que se sostiene por sí misma.</text:p>
      <text:p text:style-name="Text_20_body">Esta idea de indivisibilidad no es absoluta en términos físicos —un organismo puede dividirse, regenerarse o reproducirse—, sino conceptual: un individuo es una forma de vida que funciona como una unidad. Es un ser que existe como un todo, con límites, con presencia, con identidad biológica.</text:p>
      <text:p text:style-name="Horizontal_20_Line"/>
      <text:h text:style-name="Heading_20_2" text:outline-level="2"><text:span text:style-name="Strong_20_Emphasis">Qué entendemos por individuo</text:span></text:h>
      <text:p text:style-name="Text_20_body">En el uso cotidiano, llamamos individuo a cualquier ser vivo que reconocemos como separado de los demás. Un árbol es un individuo. Un pez es un individuo. Un insecto, un hongo, un pájaro, un ser humano: todos ellos son individuos.</text:p>
      <text:p text:style-name="Text_20_body">Lo que vemos a simple vista son <text:span text:style-name="Strong_20_Emphasis">formaciones naturales de materia orgánica</text:span> que mantienen sus procesos vitales de manera autónoma. Cada individuo intercambia materia y energía con el entorno, crece, se desarrolla, actúa y finalmente muere. Cada uno sostiene su propio ciclo vital, aunque dependa del entorno para sobrevivir.</text:p>
      <text:p text:style-name="Text_20_body">Desde esta perspectiva cotidiana, un individuo es simplemente un organismo vivo. Una forma concreta que la vida adopta en un momento y lugar determinados.</text:p>
      <text:p text:style-name="Horizontal_20_Line"/>
      <text:h text:style-name="Heading_20_2" text:outline-level="2"><text:span text:style-name="Strong_20_Emphasis">Cómo lo define la biología</text:span></text:h>
      <text:p text:style-name="Text_20_body">La biología describe al individuo como la <text:span text:style-name="Strong_20_Emphasis">unidad funcional de la vida</text:span>. Un organismo es un sistema organizado que:</text:p>
      <text:list xml:id="list2126800948" text:style-name="L1">
        <text:list-item>
          <text:p text:style-name="P2">mantiene su estructura interna, </text:p>
        </text:list-item>
        <text:list-item>
          <text:p text:style-name="P2"><text:soft-page-break/>regula sus procesos vitales, </text:p>
        </text:list-item>
        <text:list-item>
          <text:p text:style-name="P2">responde a estímulos, </text:p>
        </text:list-item>
        <text:list-item>
          <text:p text:style-name="P2">obtiene energía, </text:p>
        </text:list-item>
        <text:list-item>
          <text:p text:style-name="P2">se repara, </text:p>
        </text:list-item>
        <text:list-item>
          <text:p text:style-name="P1">y participa en la reproducción. </text:p>
        </text:list-item>
      </text:list>
      <text:p text:style-name="Text_20_body">La biología no exige que un individuo sea complejo. Una bacteria es un individuo. Una célula eucariota es un individuo. Un organismo multicelular también lo es. Lo que importa no es el tamaño ni la forma, sino la capacidad de sostener un proceso vital completo.</text:p>
      <text:p text:style-name="Horizontal_20_Line"/>
      <text:h text:style-name="Heading_20_2" text:outline-level="2"><text:span text:style-name="Strong_20_Emphasis">Una molécula que se reproduce es un individuo</text:span></text:h>
      <text:p text:style-name="Text_20_body">Aquí introducimos un matiz que será fundamental más adelante.</text:p>
      <text:p text:style-name="Text_20_body">Desde la perspectiva clásica, un individuo debe ser un organismo completo. Pero si observamos la vida desde su origen, descubrimos que el primer individuo no fue un organismo, sino una molécula capaz de reproducirse.</text:p>
      <text:p text:style-name="Text_20_body">Una molécula que se copia a sí misma —que conserva su estructura y transmite su información— cumple la condición mínima para ser considerada un individuo. No necesita regular su temperatura, ni tener metabolismo, ni poseer órganos. Basta con que pueda perpetuarse.</text:p>
      <text:p text:style-name="Text_20_body">Incluso un virus, que la biología tradicional no considera un organismo vivo, encaja en esta definición ampliada: contiene información, se reproduce (aunque necesite una célula huésped) y participa en la continuidad de un linaje. Desde el punto de vista funcional, un virus es un individuo.</text:p>
      <text:p text:style-name="Text_20_body">Esta ampliación conceptual no contradice la biología; simplemente la extiende hacia su fundamento más simple: <text:span text:style-name="Strong_20_Emphasis">la reproducción como criterio esencial de individualidad</text:span>.</text:p>
      <text:p text:style-name="Horizontal_20_Line"/>
      <text:h text:style-name="Heading_20_2" text:outline-level="2"><text:span text:style-name="Strong_20_Emphasis">La vida está formada por individuos</text:span></text:h>
      <text:p text:style-name="Text_20_body">Cuando miramos la biosfera, lo que vemos es una multitud de individuos. No existe ningún otro componente visible. La vida no está hecha de sustancias misteriosas ni de fuerzas ocultas: está hecha de organismos.</text:p>
      <text:p text:style-name="Text_20_body">Cada árbol en un bosque es un individuo. Cada célula en un charco de agua es un individuo. Cada animal, cada planta, cada microorganismo es un individuo. La vida se manifiesta siempre en forma de individuos, nunca como una masa indiferenciada.</text:p>
      <text:p text:style-name="Text_20_body">La vida es un mosaico de seres vivos.<text:line-break/>La vida es la suma de todos los individuos.</text:p>
      <text:p text:style-name="Horizontal_20_Line"/>
      <text:h text:style-name="Heading_20_2" text:outline-level="2"><text:soft-page-break/><text:span text:style-name="Strong_20_Emphasis">Un individuo es la vida</text:span></text:h>
      <text:p text:style-name="Text_20_body">Un individuo no es una parte de la vida: es la vida misma, expresada en una forma concreta. Cada organismo contiene en sí mismo todo lo necesario para que la vida continúe. Cuando un individuo se reproduce, no transmite solo una parte del sistema: <text:span text:style-name="Strong_20_Emphasis">vuelve a crear el sistema completo</text:span>.</text:p>
      <text:p text:style-name="Text_20_body">Cada individuo es una manifestación temporal de un proceso que lo trasciende. La vida no está fuera del individuo; está en él. La vida no es una abstracción: es un organismo concreto que sostiene su propio ciclo vital.</text:p>
      <text:p text:style-name="Horizontal_20_Line"/>
      <text:h text:style-name="Heading_20_2" text:outline-level="2"><text:span text:style-name="Strong_20_Emphasis">Todos los individuos son diferentes</text:span></text:h>
      <text:p text:style-name="Text_20_body">La biología explica las diferencias entre individuos mediante la adaptación. Cada especie estaría adaptada a un entorno particular, y dentro de cada especie, cada individuo presentaría variaciones que reflejan pequeñas diferencias en su historia evolutiva.</text:p>
      <text:p text:style-name="Text_20_body">Pero si observamos estas diferencias con atención, descubrimos algo más profundo:<text:line-break/>cada individuo aborda la existencia desde su propio camino.</text:p>
      <text:p text:style-name="Text_20_body">Incluso dentro de una misma especie, dos individuos no viven la misma vida. No enfrentan las mismas condiciones, no recorren los mismos entornos, no experimentan los mismos desafíos. Cada uno explora una trayectoria distinta dentro del mismo problema general: sobrevivir y reproducirse.</text:p>
      <text:p text:style-name="Text_20_body">La adaptación, tal como la describe la biología, ya sugiere la existencia de un “problema” y de una “solución”. Y problema y solución son conceptos que pertenecen al dominio de la inteligencia. No hablamos de conciencia, sino de inteligencia estructural: la capacidad de un sistema para generar respuestas adecuadas a las condiciones del entorno.</text:p>
      <text:p text:style-name="Text_20_body">La diversidad de individuos es la expresión visible de esa inteligencia distribuida.<text:line-break/>Cada individuo es una variación, una exploración, una posibilidad.</text:p>
      <text:p text:style-name="Horizontal_20_Line"/>
      <text:h text:style-name="Heading_20_2" text:outline-level="2"><text:span text:style-name="Strong_20_Emphasis">Todos los individuos son iguales funcionalmente</text:span></text:h>
      <text:p text:style-name="Text_20_body">Aunque los individuos sean diferentes en forma, tamaño, comportamiento o complejidad, desde un punto de vista funcional todos cumplen el mismo papel dentro del sistema de la vida.</text:p>
      <text:p text:style-name="Text_20_body">Todos:</text:p>
      <text:list xml:id="list1093673342" text:style-name="L2">
        <text:list-item>
          <text:p text:style-name="P4">nacen, </text:p>
        </text:list-item>
        <text:list-item>
          <text:p text:style-name="P4">crecen, </text:p>
        </text:list-item>
        <text:list-item>
          <text:p text:style-name="P4">se reproducen, </text:p>
        </text:list-item>
        <text:list-item>
          <text:p text:style-name="P3">mueren. </text:p>
        </text:list-item>
      </text:list>
      <text:p text:style-name="Text_20_body">Todos participan en el mismo proceso fundamental.<text:line-break/>Todos son portadores temporales de información.<text:line-break/><text:soft-page-break/>Todos son nodos en una red mayor.<text:line-break/>Todos cumplen la misma función lógica, aunque esa función no sea visible a simple vista.</text:p>
      <text:p text:style-name="Text_20_body">Más adelante mostraremos cómo esta igualdad funcional se integra en el modelo lógico. Por ahora basta con reconocer que, biológicamente, un ser humano no es más individuo que un árbol, ni un árbol más individuo que una bacteria. Todos cumplen el mismo rol esencial: sostener la continuidad de la vida.</text:p>
      <text:p text:style-name="Horizontal_20_Line"/>
      <text:h text:style-name="Heading_20_2" text:outline-level="2"><text:span text:style-name="Strong_20_Emphasis">Características útiles para el enfoque del libro</text:span></text:h>
      <text:p text:style-name="Text_20_body">Para el modelo que desarrollaremos más adelante, tres características de los individuos son especialmente relevantes:</text:p>
      <text:h text:style-name="Heading_20_3" text:outline-level="3"><text:span text:style-name="Strong_20_Emphasis">1. El individuo se reproduce</text:span></text:h>
      <text:p text:style-name="Text_20_body">La reproducción es el criterio mínimo de individualidad.<text:line-break/>Es el acto que conecta a un individuo con el pasado y con el futuro.</text:p>
      <text:h text:style-name="Heading_20_3" text:outline-level="3"><text:span text:style-name="Strong_20_Emphasis">2. El individuo tiene ADN</text:span></text:h>
      <text:p text:style-name="Text_20_body">El ADN es la memoria material del linaje.<text:line-break/>Cada individuo contiene una copia de esa memoria.</text:p>
      <text:h text:style-name="Heading_20_3" text:outline-level="3"><text:span text:style-name="Strong_20_Emphasis">3. El individuo cumple un ciclo de vida</text:span></text:h>
      <text:p text:style-name="Text_20_body">Todo individuo atraviesa un ciclo completo: nacimiento, desarrollo, reproducción, muerte.<text:line-break/>Este ciclo es universal.</text:p>
      <text:p text:style-name="Text_20_body">Estas tres características —reproducción, ADN y ciclo vital— definen al individuo como componente fundamental del sistema de la vida.</text:p>
      <text:p text:style-name="Horizontal_20_Line"/>
      <text:h text:style-name="Heading_20_2" text:outline-level="2"><text:span text:style-name="Strong_20_Emphasis">La independencia aparente</text:span></text:h>
      <text:p text:style-name="Text_20_body">Cuando observamos a los individuos, parecen completamente independientes.<text:line-break/>Un pájaro vuela libremente.<text:line-break/>Un árbol crece en silencio.<text:line-break/>Un pez recorre el océano.<text:line-break/>Un ser humano vive su vida según sus deseos.</text:p>
      <text:p text:style-name="Text_20_body">A simple vista, cada individuo parece existir por sí mismo, separado de los demás.<text:line-break/>Pero esta independencia es solo aparente.</text:p>
      <text:p text:style-name="Text_20_body">Ningún individuo tiene sentido fuera del sistema del que forma parte.<text:line-break/>Ningún organismo puede existir sin el entorno que lo sostiene.<text:line-break/>Ningún individuo puede separarse del conjunto de la vida.</text:p>
      <text:p text:style-name="Text_20_body"><text:soft-page-break/>Todos los individuos están unidos por vínculos invisibles:</text:p>
      <text:list xml:id="list3093691223" text:style-name="L3">
        <text:list-item>
          <text:p text:style-name="P6">comparten la misma información fundamental, </text:p>
        </text:list-item>
        <text:list-item>
          <text:p text:style-name="P6">participan en los mismos ciclos ecológicos, </text:p>
        </text:list-item>
        <text:list-item>
          <text:p text:style-name="P6">dependen unos de otros para sobrevivir, </text:p>
        </text:list-item>
        <text:list-item>
          <text:p text:style-name="P5">forman parte de un proceso continuo que los trasciende. </text:p>
        </text:list-item>
      </text:list>
      <text:p text:style-name="Text_20_body">Cada individuo es una pieza de un sistema mayor.<text:line-break/>Y ese sistema —aunque no lo veamos todavía— es un sistema inteligente.</text:p>
      <text:p text:style-name="Text_20_body">Los individuos no actúan solos.<text:line-break/>No pueden hacerlo.<text:line-break/>Son expresiones locales de un proceso global.</text:p>
      <text:p text:style-name="Text_20_body">En los próximos capítulos veremos cómo esta unión invisible se manifiesta, cómo funciona y qué implica para nuestra comprensión de la vida.</text:p>
      <text:p text:style-name="Horizontal_20_Line"/>
      <text:p text:style-name="Text_20_body">Si quieres, puedo pulir el estilo, ajustar el tono, o preparar la transición hacia el siguiente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8T14:42:00.344000000</meta:creation-date>
    <dc:date>2026-01-28T14:42:29.668000000</dc:date>
    <meta:editing-duration>PT29S</meta:editing-duration>
    <meta:editing-cycles>1</meta:editing-cycles>
    <meta:document-statistic meta:table-count="0" meta:image-count="0" meta:object-count="0" meta:page-count="5" meta:paragraph-count="69" meta:word-count="1372" meta:character-count="8584" meta:non-whitespace-character-count="7282"/>
    <meta:generator>LibreOffice/7.3.5.2$Windows_X86_64 LibreOffice_project/184fe81b8c8c30d8b5082578aee2fed2ea847c01</meta:generator>
  </office:meta>
</office:document-meta>
</file>